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T Sans Expert" svg:font-family="'PT Sans Expert'" style:font-family-generic="system" style:font-pitch="variable"/>
  </office:font-face-decls>
  <office:automatic-styles>
    <style:style style:name="P1" style:family="paragraph" style:parent-style-name="Text_20_body">
      <style:text-properties officeooo:rsid="0014ba49" officeooo:paragraph-rsid="0014ba49"/>
    </style:style>
    <style:style style:name="P2" style:family="paragraph" style:parent-style-name="Text_20_body">
      <style:text-properties officeooo:rsid="00155d06" officeooo:paragraph-rsid="00155d06"/>
    </style:style>
    <style:style style:name="P3" style:family="paragraph" style:parent-style-name="Text_20_body">
      <style:text-properties officeooo:rsid="0017f8a0" officeooo:paragraph-rsid="0017f8a0"/>
    </style:style>
    <style:style style:name="P4" style:family="paragraph" style:parent-style-name="Text_20_body">
      <style:text-properties officeooo:rsid="0018b0c0" officeooo:paragraph-rsid="0018b0c0"/>
    </style:style>
    <style:style style:name="P5" style:family="paragraph" style:parent-style-name="Text_20_body">
      <style:text-properties officeooo:rsid="001aa8a6" officeooo:paragraph-rsid="001aa8a6"/>
    </style:style>
    <style:style style:name="P6" style:family="paragraph" style:parent-style-name="Text_20_body">
      <style:text-properties officeooo:rsid="001cf35a" officeooo:paragraph-rsid="001cf35a"/>
    </style:style>
    <style:style style:name="P7" style:family="paragraph" style:parent-style-name="Text_20_body">
      <style:text-properties officeooo:rsid="001e8c27" officeooo:paragraph-rsid="001e8c27"/>
    </style:style>
    <style:style style:name="P8" style:family="paragraph" style:parent-style-name="Title">
      <style:text-properties officeooo:rsid="0014ba49" officeooo:paragraph-rsid="0014ba49"/>
    </style:style>
    <style:style style:name="T1" style:family="text">
      <style:text-properties officeooo:rsid="00155d06"/>
    </style:style>
    <style:style style:name="T2" style:family="text">
      <style:text-properties officeooo:rsid="0016e170"/>
    </style:style>
    <style:style style:name="T3" style:family="text">
      <style:text-properties officeooo:rsid="0017f8a0"/>
    </style:style>
    <style:style style:name="T4" style:family="text">
      <style:text-properties style:text-position="super 58%"/>
    </style:style>
    <style:style style:name="T5" style:family="text">
      <style:text-properties style:text-position="0% 100%"/>
    </style:style>
    <style:style style:name="T6" style:family="text">
      <style:text-properties officeooo:rsid="001aa8a6"/>
    </style:style>
    <style:style style:name="T7" style:family="text">
      <style:text-properties officeooo:rsid="001c58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ompiler Development Crash Course</text:p>
      <text:p text:style-name="P1"/>
      <text:p text:style-name="P1">Start with introducing self without going into too much detail.</text:p>
      <text:p text:style-name="P1">“Hello everyone! And welcome to the first ever compiler development crash course! I am Alex, and we are going to make our own compiler AND programming language!”</text:p>
      <text:p text:style-name="P1">Show the design of the language. <text:span text:style-name="T1">Open and show docs/design.md</text:span></text:p>
      <text:p text:style-name="P2">Create the project in a new directory.</text:p>
      <text:p text:style-name="P2">Create src/ and out directories</text:p>
      <text:p text:style-name="P2">Create src/main.py</text:p>
      <text:p text:style-name="P2">Open mypaint and draw and explain the archtecture of a compiler</text:p>
      <text:p text:style-name="P2">1. There is a driver which stores the shared database, settings, pipeline manager, diagnostics display, etc</text:p>
      <text:p text:style-name="P2">2. The shared database is how all the files will know about each other, and be able to tell each other about different symbols during symbol resolution, as well as other things like the types.</text:p>
      <text:p text:style-name="P2">3. The diagnostics display will allow us to create pretty diagnostic messages for the user which will be easy for us to <text:span text:style-name="T2">know exactly what’s happening </text:span><text:span text:style-name="T3">and how to fix it. This also means we can show notes for improvements along with the errors sorta like in Rust or Clang or GCC.</text:span></text:p>
      <text:p text:style-name="P3">4. The settings is how we will be configuring our compiler. There’s not a whole lot for us to do specifically for this compiler but you can definitely expand upon it later</text:p>
      <text:p text:style-name="P3">5. The pipeline manager is how we are going to be moving forward with each file to convert the file from source code to the machine code. We will go over this in great detail as we write our code.</text:p>
      <text:p text:style-name="P3">Start on the driver first and start working on the diagnostics display with the token position and the source file classes</text:p>
      <text:p text:style-name="P3">Write some tests for the driver, CLI args, and diagnostics display</text:p>
      <text:p text:style-name="P4">Start working on the tokenizer</text:p>
      <text:p text:style-name="P4">Explain how a tokenizer works</text:p>
      <text:p text:style-name="P4">1. Store a lexeme which will allow us to keep track of the current start and end positions of the current lexeme</text:p>
      <text:p text:style-name="P4">2. If the first char of the newest lexeme is a digit, continue adding to the lexeme until there isn’t a digit anymore, and create a token called an INT token.</text:p>
      <text:p text:style-name="P4">3. If the first char of the newest lexeme is a character, continue adding to the lexeme until there isn’t a character anymore, and create a token called a WORD token.</text:p>
      <text:p text:style-name="P4"><text:soft-page-break/>4. For the digits, if we come across a ‘.’, then we want to try to continue adding to the lexeme as long as there is a digit following, and create a token called a FLOAT token.</text:p>
      <text:p text:style-name="P4">5. For the characters, if we come across a digit after the first character, then add to the lexeme as long as we find an alpha or a num, and create a token called an IDENT token.</text:p>
      <text:p text:style-name="P4">6. For each token, we want to add it to a list of tokens</text:p>
      <text:p text:style-name="P4">7. After we are finished tokenizing, we want to put it into a TokenStream object</text:p>
      <text:p text:style-name="P4">The TokenStream object will make it easier for us to save the state of the parser, by calling `next` on it and it will give us a pair of the 0<text:span text:style-name="T4">th</text:span> Token in the current list and then return the rest of them tokens[1:].</text:p>
      <text:p text:style-name="P4">Write the tokenizer, <text:span text:style-name="T6">T</text:span>oken, TokenStream, and all the associated classes</text:p>
      <text:p text:style-name="P5">Write the tests for the tokenizer</text:p>
      <text:p text:style-name="P5">Explain how a simple parser works, and explain how we are not going to cover the different kinds of parser, and that we will just write a parser and not worry about what kind it is for now.</text:p>
      <text:p text:style-name="P5">Create the Parser, ASTNode, ParseResult, and the Visitor</text:p>
      <text:p text:style-name="P6">Explain the visitor pattern</text:p>
      <text:p text:style-name="P5">Create a test for the Parser and add a debug mechanism to print out the ASTNode from the <text:span text:style-name="T7">parser</text:span></text:p>
      <text:p text:style-name="P6">Create pretty printer as a visitor of ASTNode</text:p>
      <text:p text:style-name="P6">Explain symbol resolution, and the two steps involved: collection and resolution</text:p>
      <text:p text:style-name="P7">Create the symbol table, scope, and scope classes</text:p>
      <text:p text:style-name="P7">Create the SymbolCollector visitor to collect symbols into the symbol table</text:p>
      <text:p text:style-name="P7">Create the SymbolResolver visitor to resolve symbols in the AST with the symbol table</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T Sans Expert" svg:font-family="'PT Sans Exper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PT Sans Exper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PT Sans Expert"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T Sans Expert" style:font-family-asian="'PT Sans Exper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4T11:03:54.153713511</meta:creation-date>
    <dc:date>2022-07-25T15:01:18.872579519</dc:date>
    <meta:editing-duration>PT2H7M30S</meta:editing-duration>
    <meta:editing-cycles>1</meta:editing-cycles>
    <meta:document-statistic meta:table-count="0" meta:image-count="0" meta:object-count="0" meta:page-count="2" meta:paragraph-count="36" meta:word-count="661" meta:character-count="3604" meta:non-whitespace-character-count="2979"/>
    <meta:generator>LibreOffice/7.2.7.2$Linux_X86_64 LibreOffice_project/20$Build-2</meta:generator>
  </office:meta>
</office:document-meta>
</file>